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113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52.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Roxygen doc</text:p>
          </table:table-cell>
          <table:table-cell table:style-name="ce1" office:value-type="string" calcext:value-type="string">
            <text:p>.mustBe contract checks</text:p>
          </table:table-cell>
          <table:table-cell table:style-name="ce1" office:value-type="string" calcext:value-type="string">
            <text:p>Regression reviewed (added warnings on deprecated functions or arguments)</text:p>
          </table:table-cell>
          <table:table-cell table:style-name="ce1" office:value-type="string" calcext:value-type="string">
            <text:p>unit te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gebra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aggregateConsequents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antecedents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compose.R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sequents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ctx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defuzz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exprs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farules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fcut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re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sets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dg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orizon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s.specific.R</text:p>
          </table:table-cell>
          <table:table-cell table:number-columns-repeated="2"/>
          <table:table-cell office:value-type="string" calcext:value-type="string">
            <text:p>(wrong args cause err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ut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ingexpr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s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nmax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ult.R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ms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map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sters.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08:56:10.170225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8:29:50.940272693</meta:creation-date>
    <meta:generator>LibreOffice/5.1.6.2$Linux_X86_64 LibreOffice_project/10m0$Build-2</meta:generator>
    <dc:date>2018-02-08T08:57:48.191192816</dc:date>
    <meta:editing-duration>PT1H42M3S</meta:editing-duration>
    <meta:editing-cycles>6</meta:editing-cycles>
    <meta:document-statistic meta:table-count="1" meta:cell-count="34" meta:object-count="0"/>
  </office:meta>
</office:document-meta>
</file>